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erif"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fo:font-size="11pt"/>
    </style:style>
    <style:style style:name="P4" style:family="paragraph" style:parent-style-name="Text_20_body">
      <style:paragraph-properties fo:margin-top="0cm" fo:margin-bottom="0cm" loext:contextual-spacing="false"/>
      <style:text-properties fo:font-size="11pt" officeooo:paragraph-rsid="000b4246"/>
    </style:style>
    <style:style style:name="P5" style:family="paragraph" style:parent-style-name="Standard">
      <style:text-properties style:font-name="sans-serif" fo:font-size="9.75pt"/>
    </style:style>
    <style:style style:name="P6" style:family="paragraph" style:parent-style-name="Standard">
      <style:text-properties officeooo:paragraph-rsid="000ef56b"/>
    </style:style>
    <style:style style:name="T1" style:family="text">
      <style:text-properties fo:font-size="11pt"/>
    </style:style>
    <style:style style:name="T2" style:family="text">
      <style:text-properties fo:font-size="11pt" officeooo:rsid="000b4246"/>
    </style:style>
    <style:style style:name="T3" style:family="text">
      <style:text-properties officeooo:rsid="000b4246"/>
    </style:style>
    <style:style style:name="T4" style:family="text">
      <style:text-properties style:font-name="sans-serif" fo:font-size="11pt"/>
    </style:style>
    <style:style style:name="T5" style:family="text">
      <style:text-properties officeooo:rsid="000ef56b"/>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irko Tachezy <text:line-break/>Schöneggstrasse 136<text:line-break/>8953 Dietikon<text:line-break/>Telefon: 078 / 759 55 66<text:line-break/>E-Mail: m.tachezy@gmx.</text:span><text:span text:style-name="T2">ch</text:span><text:span text:style-name="T1"><text:line-break/><text:line-break/><text:line-break/></text:span><text:span text:style-name="T4">CGS</text:span></text:p>
      <text:p text:style-name="P5">Customer Ground Service AG</text:p>
      <text:p text:style-name="P5">Herr Derek Kunz</text:p>
      <text:p text:style-name="P5">Postfach 37</text:p>
      <text:p text:style-name="P5">8058 Zürich</text:p>
      <text:p text:style-name="P5">job.zrh@cgs-ltd.com</text:p>
      <text:p text:style-name="P5"/>
      <text:p text:style-name="P2"><text:span text:style-name="T1"/></text:p>
      <text:p text:style-name="P3">Dietikon, <text:span text:style-name="T3">4</text:span>. <text:span text:style-name="T3">Dezember</text:span> 201<text:span text:style-name="T3">7</text:span></text:p>
      <text:p text:style-name="P3"><text:line-break/><text:line-break/>Bewerbung als als Mitarbeiter <text:span text:style-name="T3">Ramp in Zürich</text:span></text:p>
      <text:p text:style-name="P3"><text:line-break/><text:line-break/>Sehr geehrte<text:span text:style-name="T3">r</text:span> <text:span text:style-name="T3">Herr Kunz</text:span>,</text:p>
      <text:p text:style-name="P4"><text:line-break/>Bezug nehmend auf Ihre Stellenanzeige bewerbe ich mich bei Ihnen als als als Mitarbeiter <text:span text:style-name="T3">Ramp</text:span> <text:span text:style-name="T3">am</text:span> <text:span text:style-name="T3">Flughafen Kloten</text:span>.</text:p>
      <text:p text:style-name="P3"><text:span text:style-name="T3">Kurzzeitig war ich für die POST AG tätig davor arbeitete ich als</text:span> Kurier bei DHL Express (Schweiz) AG, mein Hauptaufgabenbereich betraf das Ausliefern sowie Abholen wichtiger internationalen Dokumenten und Warensendungen.<text:line-break/><text:line-break/>Zuvor war ich als Lager-Mitarbeiter bei Franz Carl Weber in Spreitenbach beschäftigt. Mein Aufgabengebiet umfasste die Warenannahme sowie den Versand. Als Allrounder fallen jedoch immer wieder zusätzliche kleine Arbeiten an.</text:p>
      <text:p text:style-name="P3">Ich verfüge über den Führerschein der Klassen A1, B, BE, D1 und D1E, ausserdem verfüge ich über einen Suva geprüften Fahrausweis für Gegengewichtsstapler und Schubmaststapler.</text:p>
      <text:p text:style-name="P3">Aufgrund meiner Flexibilität, der Fähigkeit exakt, selbständig und teamorientiert zu Arbeiten sowie meiner Einsatzfreude denke ich, dass ich mich sehr gut in Ihr Unternehmen einbringen kann. Des Weiteren verfüge ich über sehr gute EDV Kenntnisse.</text:p>
      <text:p text:style-name="P3">Sehr gern möchte ich Sie in einem Vorstellungsgespräch persönlich von meinen Stärken überzeugen. Über eine Einladung von Ihnen freue ich mich daher ganz besonders.</text:p>
      <text:p text:style-name="P2"/>
      <text:p text:style-name="P2"/>
      <text:p text:style-name="P3">Mit freundlichen Grüssen</text:p>
      <text:p text:style-name="P3">Mirko Tachezy</text:p>
      <text:p text:style-name="Standard"/>
      <text:p text:style-name="Standard"/>
      <text:p text:style-name="Standard"/>
      <text:p text:style-name="Standard"/>
      <text:p text:style-name="Standard"/>
      <text:p text:style-name="Standard"/>
      <text:p text:style-name="Standard"/>
      <text:p text:style-name="Standard"><text:soft-page-break/>Excellent Personaldienstleistungs AG</text:p>
      <text:p text:style-name="Standard">Weberstrasse 10 </text:p>
      <text:p text:style-name="P6">8004 Zürich </text:p>
      <text:p text:style-name="P6"><text:span text:style-name="T5">0</text:span>44 299 90 31 </text:p>
      <text:p text:style-name="P1"/>
      <text:p text:style-name="Standard">stellen-anzeiger.ch GmbH<text:line-break/>Technoparkstrasse 1<text:line-break/>8005 Zürich </text:p>
      <text:p text:style-name="Standard">044 440 10 80 </text:p>
      <text:p text:style-name="Standard"/>
      <text:p text:style-name="Standard">Call4Job Winterthur GmbH<text:line-break/>Marktgasse 28<text:line-break/>8400 Winterthur<text:line-break/>052 269 20 22 </text:p>
      <text:p text:style-name="Standard"/>
      <text:p text:style-name="Standard">Bremag Consulting GmbH<text:line-break/>Kaiserstrasse 9<text:line-break/>4310 Rheinfelden<text:line-break/><text:span text:style-name="T5">0</text:span>615607071 </text:p>
      <text:p text:style-name="Standard"/>
      <text:p text:style-name="Standard">GST Stellendienst AG Luzern<text:line-break/>Sempacherstrasse 19<text:line-break/>6003 Luzern<text:line-break/>041 227 19 1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7:26:19.745000000</meta:creation-date>
    <dc:date>2017-12-20T17:51:11.085000000</dc:date>
    <meta:editing-duration>PT3M50S</meta:editing-duration>
    <meta:editing-cycles>2</meta:editing-cycles>
    <meta:generator>LibreOffice/5.1.6.2$Windows_x86 LibreOffice_project/07ac168c60a517dba0f0d7bc7540f5afa45f0909</meta:generator>
    <meta:document-statistic meta:table-count="0" meta:image-count="0" meta:object-count="0" meta:page-count="2" meta:paragraph-count="25" meta:word-count="261" meta:character-count="1825" meta:non-whitespace-character-count="1572"/>
  </office:meta>
</office:document-meta>
</file>